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4EA60892A73E21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52cm" svg:height="13.652cm" svg:x="0.982cm" svg:y="0.987cm">
          <draw:image xlink:href="Pictures/1000000000000400000004004EA60892A73E216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621cm" fo:page-height="15.6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8T09:06:16.214741267</dc:date>
    <meta:editing-duration>PT2M59S</meta:editing-duration>
    <meta:editing-cycles>1</meta:editing-cycles>
    <meta:document-statistic meta:object-count="1"/>
    <meta:generator>LibreOffice/7.3.7.2$Linux_X86_64 LibreOffice_project/30$Build-2</meta:generator>
  </office:meta>
</office:document-meta>
</file>